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o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unique words</text:p>
          </table:table-cell>
          <table:table-cell office:value-type="string" calcext:value-type="string">
            <text:p>in less than</text:p>
          </table:table-cell>
          <table:table-cell office:value-type="string" calcext:value-type="string">
            <text:p>in more than</text:p>
          </table:table-cell>
          <table:table-cell/>
          <table:table-cell office:value-type="string" calcext:value-type="string">
            <text:p>most freq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82735" calcext:value-type="float">
            <text:p>82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2784" calcext:value-type="float">
            <text:p>8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53:32.332382123</meta:creation-date>
    <dc:date>2017-03-29T15:39:10.547372202</dc:date>
    <meta:editing-duration>PT4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